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A2000000790B2A0653A.jpg"/>
  <manifest:file-entry manifest:media-type="image/jpeg" manifest:full-path="Pictures/1000000000000350000001E02A3F5343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e6ff00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3.335cm"/>
    </style:style>
    <style:style style:name="gr4" style:family="graphic" style:parent-style-name="standard">
      <style:graphic-properties svg:stroke-width="0.508cm" svg:stroke-color="#800000" draw:marker-start-width="0.958cm" draw:marker-end="Arrow" draw:marker-end-width="1.058cm" draw:textarea-horizontal-align="center" draw:textarea-vertical-align="middle" fo:padding-top="0.375cm" fo:padding-bottom="0.375cm" fo:padding-left="0.5cm" fo:padding-right="0.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48pt" fo:language="en" fo:country="US" fo:font-weight="bold" style:font-size-asian="48pt" style:language-asian="en" style:country-asian="US" style:font-size-complex="48pt" style:font-weight-complex="bold"/>
    </style:style>
    <style:style style:name="T2" style:family="text">
      <style:text-properties fo:font-size="32pt" fo:language="en" fo:country="US" fo:font-weight="bold" style:font-size-asian="32pt" style:language-asian="en" style:country-asian="US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7cm" svg:height="19cm" svg:x="1cm" svg:y="1cm">
          <draw:image xlink:href="Pictures/1000000000000350000001E02A3F5343.jpg" xlink:type="simple" xlink:show="embed" xlink:actuate="onLoad">
            <text:p/>
          </draw:image>
        </draw:frame>
        <draw:rect draw:style-name="gr2" draw:text-style-name="P1" draw:layer="layout" svg:width="25.4cm" svg:height="15.24cm" svg:x="2.07cm" svg:y="2.905cm">
          <text:p/>
        </draw:rect>
        <draw:frame draw:style-name="gr3" draw:text-style-name="P3" draw:layer="layout" svg:width="24.765cm" svg:height="17.335cm" svg:x="2.27cm" svg:y="3.665cm">
          <draw:text-box>
            <text:p text:style-name="P2"><text:span text:style-name="T1"><text:s text:c="3"/></text:span><text:span text:style-name="T1">Riskfactors </text:span></text:p>
            <text:p><text:span text:style-name="T2"><text:s text:c="5"/></text:span><text:span text:style-name="T2">Smoking <text:s text:c="2"/></text:span></text:p>
            <text:p><text:span text:style-name="T2"><text:s text:c="5"/></text:span><text:span text:style-name="T2">High Blood Pressure</text:span></text:p>
            <text:p><text:span text:style-name="T2"><text:s text:c="5"/></text:span><text:span text:style-name="T2">Age</text:span></text:p>
            <text:p><text:span text:style-name="T2"><text:s text:c="5"/></text:span><text:span text:style-name="T2">Genetics</text:span></text:p>
            <text:p><text:span text:style-name="T2"><text:s text:c="5"/></text:span><text:span text:style-name="T2">Obesity</text:span></text:p>
            <text:p><text:span text:style-name="T2"><text:s text:c="5"/></text:span><text:span text:style-name="T2">Inflamation</text:span></text:p>
            <text:p><text:span text:style-name="T2"><text:s text:c="5"/></text:span><text:span text:style-name="T2">Diabetes </text:span></text:p>
            <text:p><text:span text:style-name="T2"><text:s text:c="5"/></text:span><text:span text:style-name="T2">Not Enough Excercise</text:span></text:p>
            <text:p><text:span text:style-name="T2"><text:s text:c="5"/></text:span><text:span text:style-name="T2">High Cholesterol</text:span></text:p>
            <text:p><text:span text:style-name="T2"><text:s text:c="8"/></text:span></text:p>
            <text:p><text:span text:style-name="T2"/></text:p>
            <text:p><text:span text:style-name="T2"/></text:p>
          </draw:text-box>
        </draw:frame>
        <draw:line draw:style-name="gr4" draw:text-style-name="P1" draw:layer="layout" svg:x1="13.7cm" svg:y1="8.22cm" svg:x2="16.875cm" svg:y2="12.03cm">
          <text:p/>
        </draw:line>
        <draw:frame draw:style-name="gr1" draw:text-style-name="P1" draw:layer="layout" svg:width="15.293cm" svg:height="10.588cm" draw:transform="rotate (-1.56905099754379) translate (27.677cm 2.834cm)">
          <draw:image xlink:href="Pictures/1000000000000A2000000790B2A0653A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5-07-11T15:51:35.65</meta:creation-date>
    <dc:date>2015-07-31T15:35:45.06</dc:date>
    <meta:editing-duration>PT00H14M50S</meta:editing-duration>
    <meta:editing-cycles>2</meta:editing-cycles>
    <meta:generator>OpenOffice.org/3.1$Win32 OpenOffice.org_project/310m19$Build-9420</meta:generator>
    <meta:document-statistic meta:object-count="5"/>
  </office:meta>
</office:document-meta>
</file>